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6513" officeooo:paragraph-rsid="00056513"/>
    </style:style>
    <style:style style:name="P2" style:family="paragraph" style:parent-style-name="Standard">
      <style:text-properties officeooo:rsid="00084f6e" officeooo:paragraph-rsid="00084f6e"/>
    </style:style>
    <style:style style:name="P3" style:family="paragraph" style:parent-style-name="Standard">
      <style:text-properties officeooo:rsid="0009788c" officeooo:paragraph-rsid="0009788c"/>
    </style:style>
    <style:style style:name="P4" style:family="paragraph" style:parent-style-name="Standard">
      <style:paragraph-properties fo:text-align="center" style:justify-single-word="false"/>
      <style:text-properties fo:font-weight="bold" officeooo:rsid="00056513" officeooo:paragraph-rsid="00056513" style:font-weight-asian="bold" style:font-weight-complex="bold"/>
    </style:style>
    <style:style style:name="P5" style:family="paragraph" style:parent-style-name="Standard">
      <style:text-properties fo:font-weight="bold" officeooo:rsid="0013695a" officeooo:paragraph-rsid="0013695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9788c" officeooo:paragraph-rsid="0009788c"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84f6e" officeooo:paragraph-rsid="00084f6e"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a879c" officeooo:paragraph-rsid="000a879c"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c2d45" officeooo:paragraph-rsid="000c2d45" style:font-weight-asian="bold" style:font-weight-complex="bold"/>
    </style:style>
    <style:style style:name="P10" style:family="paragraph" style:parent-style-name="Standard">
      <style:text-properties officeooo:rsid="000a879c" officeooo:paragraph-rsid="000a879c"/>
    </style:style>
    <style:style style:name="P11" style:family="paragraph" style:parent-style-name="Standard">
      <style:text-properties officeooo:rsid="000c2d45" officeooo:paragraph-rsid="0009788c"/>
    </style:style>
    <style:style style:name="P12" style:family="paragraph" style:parent-style-name="Standard">
      <style:text-properties officeooo:rsid="000c2d45" officeooo:paragraph-rsid="000c2d45"/>
    </style:style>
    <style:style style:name="P13" style:family="paragraph" style:parent-style-name="Standard">
      <style:text-properties style:font-name="Liberation Serif" fo:font-size="12pt" officeooo:paragraph-rsid="000c2d45" style:font-size-asian="12pt" style:font-size-complex="12pt"/>
    </style:style>
    <style:style style:name="P14" style:family="paragraph" style:parent-style-name="Standard">
      <style:text-properties officeooo:rsid="0011605f" officeooo:paragraph-rsid="0011605f"/>
    </style:style>
    <style:style style:name="P15" style:family="paragraph" style:parent-style-name="Standard">
      <style:text-properties officeooo:rsid="00117e77" officeooo:paragraph-rsid="00117e77"/>
    </style:style>
    <style:style style:name="P16" style:family="paragraph" style:parent-style-name="Standard">
      <style:text-properties officeooo:rsid="0013695a" officeooo:paragraph-rsid="0013695a"/>
    </style:style>
    <style:style style:name="P17" style:family="paragraph" style:parent-style-name="Table_20_Contents">
      <style:text-properties officeooo:rsid="00056513" officeooo:paragraph-rsid="00056513"/>
    </style:style>
    <style:style style:name="P18" style:family="paragraph" style:parent-style-name="Table_20_Contents">
      <style:text-properties officeooo:rsid="0005f912" officeooo:paragraph-rsid="0005f912"/>
    </style:style>
    <style:style style:name="P19" style:family="paragraph" style:parent-style-name="Table_20_Contents">
      <style:text-properties officeooo:rsid="0006874b" officeooo:paragraph-rsid="0006874b"/>
    </style:style>
    <style:style style:name="P20" style:family="paragraph" style:parent-style-name="Table_20_Contents">
      <style:text-properties officeooo:rsid="00084f6e" officeooo:paragraph-rsid="00084f6e"/>
    </style:style>
    <style:style style:name="P21" style:family="paragraph" style:parent-style-name="Table_20_Contents">
      <style:paragraph-properties fo:text-align="center" style:justify-single-word="false"/>
      <style:text-properties fo:font-weight="bold" officeooo:rsid="00056513" officeooo:paragraph-rsid="00056513"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officeooo:rsid="0005f912" officeooo:paragraph-rsid="0005f912" style:font-weight-asian="bold" style:font-weight-complex="bold"/>
    </style:style>
    <style:style style:name="P24" style:family="paragraph" style:parent-style-name="Table_20_Contents">
      <style:text-properties officeooo:rsid="000a879c"/>
    </style:style>
    <style:style style:name="P25" style:family="paragraph" style:parent-style-name="Table_20_Contents">
      <style:text-properties officeooo:rsid="000a879c" officeooo:paragraph-rsid="000a879c"/>
    </style:style>
    <style:style style:name="P26" style:family="paragraph" style:parent-style-name="Table_20_Contents">
      <style:text-properties officeooo:rsid="000e72ab" officeooo:paragraph-rsid="000e72ab"/>
    </style:style>
    <style:style style:name="P27" style:family="paragraph" style:parent-style-name="Preformatted_20_Text">
      <style:text-properties style:font-name="Liberation Serif" fo:font-size="12pt" style:font-size-asian="12pt" style:font-size-complex="12pt"/>
    </style:style>
    <style:style style:name="P28" style:family="paragraph" style:parent-style-name="Preformatted_20_Text">
      <style:text-properties style:font-name="Liberation Serif" fo:font-size="12pt" officeooo:paragraph-rsid="000d6af7" style:font-size-asian="12pt" style:font-size-complex="12pt"/>
    </style:style>
    <style:style style:name="P29" style:family="paragraph" style:parent-style-name="Preformatted_20_Text">
      <style:text-properties style:font-name="Liberation Serif" fo:font-size="12pt" fo:font-weight="bold" style:font-size-asian="12pt" style:font-weight-asian="bold" style:font-size-complex="12pt" style:font-weight-complex="bold"/>
    </style:style>
    <style:style style:name="P30" style:family="paragraph" style:parent-style-name="Preformatted_20_Text">
      <style:text-properties style:text-underline-style="solid" style:text-underline-width="auto" style:text-underline-color="font-color" fo:font-weight="bold" officeooo:rsid="000c2d45" officeooo:paragraph-rsid="000d6af7" style:font-weight-asian="bold" style:font-weight-complex="bold"/>
    </style:style>
    <style:style style:name="P31"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32" style:family="paragraph" style:parent-style-name="Standard">
      <style:text-properties officeooo:rsid="0013695a" officeooo:paragraph-rsid="0013695a"/>
    </style:style>
    <style:style style:name="P33" style:family="paragraph" style:parent-style-name="Standard">
      <style:text-properties officeooo:rsid="001672ad" officeooo:paragraph-rsid="001672ad"/>
    </style:style>
    <style:style style:name="P34" style:family="paragraph" style:parent-style-name="Standard">
      <style:text-properties fo:font-weight="bold" officeooo:rsid="0011605f" officeooo:paragraph-rsid="0011605f" style:font-weight-asian="bold" style:font-weight-complex="bold"/>
    </style:style>
    <style:style style:name="T1" style:family="text">
      <style:text-properties officeooo:rsid="00056513"/>
    </style:style>
    <style:style style:name="T2" style:family="text">
      <style:text-properties officeooo:rsid="0005f912"/>
    </style:style>
    <style:style style:name="T3" style:family="text">
      <style:text-properties officeooo:rsid="0006874b"/>
    </style:style>
    <style:style style:name="T4" style:family="text">
      <style:text-properties officeooo:rsid="00084f6e"/>
    </style:style>
    <style:style style:name="T5" style:family="text">
      <style:text-properties officeooo:rsid="0009788c"/>
    </style:style>
    <style:style style:name="T6" style:family="text">
      <style:text-properties officeooo:rsid="000a879c"/>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0d6af7" style:font-size-asian="12pt" style:font-size-complex="12pt"/>
    </style:style>
    <style:style style:name="T9" style:family="text">
      <style:text-properties officeooo:rsid="000d6af7"/>
    </style:style>
    <style:style style:name="T10" style:family="text">
      <style:text-properties fo:font-weight="bold" style:font-weight-asian="bold" style:font-weight-complex="bold"/>
    </style:style>
    <style:style style:name="T11" style:family="text">
      <style:text-properties fo:font-weight="bold" officeooo:rsid="000d6af7"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0feb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émo C#.Net</text:p>
      <text:p text:style-name="P1"/>
      <table:table table:name="Tableau1" table:style-name="Tableau1">
        <table:table-column table:style-name="Tableau1.A"/>
        <table:table-column table:style-name="Tableau1.B"/>
        <table:table-row>
          <table:table-cell table:style-name="Tableau1.A1" office:value-type="string">
            <text:p text:style-name="P21">Terme</text:p>
          </table:table-cell>
          <table:table-cell table:style-name="Tableau1.B1" office:value-type="string">
            <text:p text:style-name="P21">Définition</text:p>
          </table:table-cell>
        </table:table-row>
        <table:table-row>
          <table:table-cell table:style-name="Tableau1.A2" office:value-type="string">
            <text:p text:style-name="P17">C#</text:p>
          </table:table-cell>
          <table:table-cell table:style-name="Tableau1.B2" office:value-type="string">
            <text:p text:style-name="P17">Langage de programmation orienté objet, proche de Java, développé par Microsoft. C’est le langage recommandé pour développer sous Windows</text:p>
          </table:table-cell>
        </table:table-row>
        <table:table-row>
          <table:table-cell table:style-name="Tableau1.A2" office:value-type="string">
            <text:p text:style-name="Table_20_Contents">.<text:span text:style-name="T1">Net</text:span></text:p>
          </table:table-cell>
          <table:table-cell table:style-name="Tableau1.B2" office:value-type="string">
            <text:p text:style-name="P17">C’est le framework ou environnement d’exécution sous Windows. </text:p>
            <text:p text:style-name="P17">.Net est divisé en plusieurs blocs (plusieurs bibliothèques)</text:p>
          </table:table-cell>
        </table:table-row>
        <table:table-row>
          <table:table-cell table:style-name="Tableau1.A2" office:value-type="string">
            <text:p text:style-name="P17">Variable</text:p>
          </table:table-cell>
          <table:table-cell table:style-name="Tableau1.B2" office:value-type="string">
            <text:p text:style-name="P17">Obligatoirement écrit avec des caractères alphanumériques et _(underscore) et doit commencer par une lettre</text:p>
          </table:table-cell>
        </table:table-row>
        <table:table-row>
          <table:table-cell table:style-name="Tableau1.A2" office:value-type="string">
            <text:p text:style-name="P26">Interface</text:p>
          </table:table-cell>
          <table:table-cell table:style-name="Tableau1.B2" office:value-type="string">
            <text:p text:style-name="P26">C’est un modèle de classe. Elle contient des méthodes et des propriétés mais elle ne fournit pas l’implémentation des méghodes. Cela veut dire qu’on décrit juste les méthodes sans décrire ce qu’elles font</text:p>
          </table:table-cell>
        </table:table-row>
      </table:table>
      <text:p text:style-name="P1"/>
      <text:p text:style-name="P1">C’est un langage typé :</text:p>
      <text:p text:style-name="P1"/>
      <table:table table:name="Tableau2" table:style-name="Tableau2">
        <table:table-column table:style-name="Tableau2.A" table:number-columns-repeated="3"/>
        <table:table-row>
          <table:table-cell table:style-name="Tableau2.A1" office:value-type="string">
            <text:p text:style-name="P21">Type <text:span text:style-name="T2">C#</text:span></text:p>
          </table:table-cell>
          <table:table-cell table:style-name="Tableau2.A1" office:value-type="string">
            <text:p text:style-name="P22">.<text:span text:style-name="T2">Net</text:span></text:p>
          </table:table-cell>
          <table:table-cell table:style-name="Tableau2.C1" office:value-type="string">
            <text:p text:style-name="P23">Signification</text:p>
          </table:table-cell>
        </table:table-row>
        <table:table-row>
          <table:table-cell table:style-name="Tableau2.A2" office:value-type="string">
            <text:p text:style-name="P18">char</text:p>
          </table:table-cell>
          <table:table-cell table:style-name="Tableau2.A2" office:value-type="string">
            <text:p text:style-name="P18">Char</text:p>
          </table:table-cell>
          <table:table-cell table:style-name="Tableau2.C2" office:value-type="string">
            <text:p text:style-name="P18">Character (se met entre simple ‘’) ex : Char toto = ‘t’</text:p>
          </table:table-cell>
        </table:table-row>
        <table:table-row>
          <table:table-cell table:style-name="Tableau2.A2" office:value-type="string">
            <text:p text:style-name="P18">string</text:p>
          </table:table-cell>
          <table:table-cell table:style-name="Tableau2.A2" office:value-type="string">
            <text:p text:style-name="P18">String</text:p>
          </table:table-cell>
          <table:table-cell table:style-name="Tableau2.C2" office:value-type="string">
            <text:p text:style-name="P18">Chaîne de caractères (se met entre « ») ex : String toto = Ceci est une chaîne de caractères  »</text:p>
          </table:table-cell>
        </table:table-row>
        <table:table-row>
          <table:table-cell table:style-name="Tableau2.A2" office:value-type="string">
            <text:p text:style-name="P18">int</text:p>
          </table:table-cell>
          <table:table-cell table:style-name="Tableau2.A2" office:value-type="string">
            <text:p text:style-name="P18">Int32</text:p>
          </table:table-cell>
          <table:table-cell table:style-name="Tableau2.C2" office:value-type="string">
            <text:p text:style-name="P18">Integer (nombre entier)</text:p>
          </table:table-cell>
        </table:table-row>
        <table:table-row>
          <table:table-cell table:style-name="Tableau2.A2" office:value-type="string">
            <text:p text:style-name="P18">uint</text:p>
          </table:table-cell>
          <table:table-cell table:style-name="Tableau2.A2" office:value-type="string">
            <text:p text:style-name="P18">UInt32</text:p>
          </table:table-cell>
          <table:table-cell table:style-name="Tableau2.C2" office:value-type="string">
            <text:p text:style-name="P18">Unsigned number (nombre entier non signé)</text:p>
          </table:table-cell>
        </table:table-row>
        <table:table-row>
          <table:table-cell table:style-name="Tableau2.A2" office:value-type="string">
            <text:p text:style-name="P18">long</text:p>
          </table:table-cell>
          <table:table-cell table:style-name="Tableau2.A2" office:value-type="string">
            <text:p text:style-name="P18">Int64</text:p>
          </table:table-cell>
          <table:table-cell table:style-name="Tableau2.C2" office:value-type="string">
            <text:p text:style-name="P18">Nombre entier long</text:p>
          </table:table-cell>
        </table:table-row>
        <table:table-row>
          <table:table-cell table:style-name="Tableau2.A2" office:value-type="string">
            <text:p text:style-name="P18">ulong</text:p>
          </table:table-cell>
          <table:table-cell table:style-name="Tableau2.A2" office:value-type="string">
            <text:p text:style-name="P18">UInt64</text:p>
          </table:table-cell>
          <table:table-cell table:style-name="Tableau2.C2" office:value-type="string">
            <text:p text:style-name="P18">Unsigned long (nombre en<text:span text:style-name="T3">ti</text:span>er long <text:span text:style-name="T3">non signé)</text:span></text:p>
          </table:table-cell>
        </table:table-row>
        <table:table-row>
          <table:table-cell table:style-name="Tableau2.A2" office:value-type="string">
            <text:p text:style-name="P19">sbyte</text:p>
          </table:table-cell>
          <table:table-cell table:style-name="Tableau2.A2" office:value-type="string">
            <text:p text:style-name="P19">Sbyte</text:p>
          </table:table-cell>
          <table:table-cell table:style-name="Tableau2.C2" office:value-type="string">
            <text:p text:style-name="P19">Signed byte (octet signé)</text:p>
          </table:table-cell>
        </table:table-row>
        <table:table-row>
          <table:table-cell table:style-name="Tableau2.A2" office:value-type="string">
            <text:p text:style-name="P19">byte</text:p>
          </table:table-cell>
          <table:table-cell table:style-name="Tableau2.A2" office:value-type="string">
            <text:p text:style-name="P19">Byte</text:p>
          </table:table-cell>
          <table:table-cell table:style-name="Tableau2.C2" office:value-type="string">
            <text:p text:style-name="P19">Octet</text:p>
          </table:table-cell>
        </table:table-row>
        <table:table-row>
          <table:table-cell table:style-name="Tableau2.A2" office:value-type="string">
            <text:p text:style-name="P19">short</text:p>
          </table:table-cell>
          <table:table-cell table:style-name="Tableau2.A2" office:value-type="string">
            <text:p text:style-name="P19">Int16</text:p>
          </table:table-cell>
          <table:table-cell table:style-name="Tableau2.C2" office:value-type="string">
            <text:p text:style-name="P19">Nombre <text:span text:style-name="T4">entier court</text:span></text:p>
          </table:table-cell>
        </table:table-row>
        <table:table-row>
          <table:table-cell table:style-name="Tableau2.A2" office:value-type="string">
            <text:p text:style-name="P20">ushort</text:p>
          </table:table-cell>
          <table:table-cell table:style-name="Tableau2.A2" office:value-type="string">
            <text:p text:style-name="P20">UInt16</text:p>
          </table:table-cell>
          <table:table-cell table:style-name="Tableau2.C2" office:value-type="string">
            <text:p text:style-name="P20">Unsigned short (nombre entier court)</text:p>
          </table:table-cell>
        </table:table-row>
        <table:table-row>
          <table:table-cell table:style-name="Tableau2.A2" office:value-type="string">
            <text:p text:style-name="P20">float</text:p>
          </table:table-cell>
          <table:table-cell table:style-name="Tableau2.A2" office:value-type="string">
            <text:p text:style-name="P20">Single</text:p>
          </table:table-cell>
          <table:table-cell table:style-name="Tableau2.C2" office:value-type="string">
            <text:p text:style-name="P20">Flottant (nombre réel)</text:p>
          </table:table-cell>
        </table:table-row>
        <table:table-row>
          <table:table-cell table:style-name="Tableau2.A2" office:value-type="string">
            <text:p text:style-name="P20">double</text:p>
          </table:table-cell>
          <table:table-cell table:style-name="Tableau2.A2" office:value-type="string">
            <text:p text:style-name="P20">Double</text:p>
          </table:table-cell>
          <table:table-cell table:style-name="Tableau2.C2" office:value-type="string">
            <text:p text:style-name="P20">Double flottant (nombre réel)</text:p>
          </table:table-cell>
        </table:table-row>
        <table:table-row>
          <table:table-cell table:style-name="Tableau2.A2" office:value-type="string">
            <text:p text:style-name="P20">decimal</text:p>
          </table:table-cell>
          <table:table-cell table:style-name="Tableau2.A2" office:value-type="string">
            <text:p text:style-name="P20">Decimal</text:p>
          </table:table-cell>
          <table:table-cell table:style-name="Tableau2.C2" office:value-type="string">
            <text:p text:style-name="P20">Nombre décimal</text:p>
          </table:table-cell>
        </table:table-row>
        <table:table-row>
          <table:table-cell table:style-name="Tableau2.A2" office:value-type="string">
            <text:p text:style-name="P20">bool</text:p>
          </table:table-cell>
          <table:table-cell table:style-name="Tableau2.A2" office:value-type="string">
            <text:p text:style-name="P20">Boolean</text:p>
          </table:table-cell>
          <table:table-cell table:style-name="Tableau2.C2" office:value-type="string">
            <text:p text:style-name="P20">Booléen</text:p>
          </table:table-cell>
        </table:table-row>
        <text:soft-page-break/>
        <table:table-row>
          <table:table-cell table:style-name="Tableau2.A2" office:value-type="string">
            <text:p text:style-name="P20">object</text:p>
          </table:table-cell>
          <table:table-cell table:style-name="Tableau2.A2" office:value-type="string">
            <text:p text:style-name="P20">Object</text:p>
          </table:table-cell>
          <table:table-cell table:style-name="Tableau2.C2" office:value-type="string">
            <text:p text:style-name="P20">Référence d’objet</text:p>
          </table:table-cell>
        </table:table-row>
      </table:table>
      <text:p text:style-name="P1"/>
      <text:p text:style-name="P1"/>
      <text:p text:style-name="P1"/>
      <text:p text:style-name="P1"/>
      <text:p text:style-name="P7">Convention d’écriture des variables :</text:p>
      <text:p text:style-name="P2"/>
      <text:p text:style-name="P2">* Pour utiliser une variable, il faut d’abord la déclarer. On réserve une parie de la mémoire pour cette variable. On spécifie ce qu’elle représentera (un entier, un caractère…<text:span text:style-name="T5">) en indiquant son type.</text:span></text:p>
      <text:p text:style-name="P3">Syntaxe : type nom ;</text:p>
      <text:p text:style-name="P3"/>
      <text:p text:style-name="P3">* Le point-virgule est indispensable sans quoi Visual Studio ne peut pas compiler.</text:p>
      <text:p text:style-name="P3">* Il est nécessaire de donner une valeur par défaut aux variables créées, sinon le compilateur retournera une erreur.</text:p>
      <text:p text:style-name="P3">⇒ deux possibilités d’écriture : </text:p>
      <text:p text:style-name="P3">- <text:s/>String message = String.Empty ;</text:p>
      <text:p text:style-name="P3">- <text:s/>String message = «» ;</text:p>
      <text:p text:style-name="P3"/>
      <text:p text:style-name="P3">* Il existe deux sortes de type :</text:p>
      <text:p text:style-name="P3">- Type valeur : une variable de type valeur contient directement l’information (lorsque la variable est modifiée, la valeur qu’elle contenait est aussi modifiée)</text:p>
      <text:p text:style-name="P3">- Type référence : une variable de type référence contient l’adresse de l’emplacement <text:s/>mémoire où se trouve l’information (du coup, une variable qui a la même référence qu’une seconde variable peut être automatiquement changée quand la seconde variable est modifiée).</text:p>
      <text:p text:style-name="P3"/>
      <text:p text:style-name="P6">Les énumérations :</text:p>
      <text:p text:style-name="P3"/>
      <text:p text:style-name="P3">C’est une liste de valeurs qui a un type unique. Ce type est le nom de l’énumération.</text:p>
      <text:p text:style-name="P3">Exemple :</text:p>
      <text:p text:style-name="P3">enum Weather</text:p>
      <text:p text:style-name="P3">{</text:p>
      <text:p text:style-name="P3"><text:tab/>Unknown,</text:p>
      <text:p text:style-name="P3"><text:tab/>Sunny,</text:p>
      <text:p text:style-name="P3"><text:tab/>Cloudy,</text:p>
      <text:p text:style-name="P3"><text:tab/>Rainy</text:p>
      <text:p text:style-name="P3">} ;</text:p>
      <text:p text:style-name="P3"/>
      <text:p text:style-name="P3">On peut ensuite déclarer une variable de type Weather :</text:p>
      <text:p text:style-name="P3"><text:tab/>Weather  todaysWeather = Weather.Sunny ;</text:p>
      <text:p text:style-name="P3"/>
      <text:p text:style-name="P3">Si on déclare la variable sans l’initialiser, elle prendra automatiquement la 1ère valeur. Dans notre cas, elle correspondrait à Unknown.</text:p>
      <text:p text:style-name="P3"/>
      <text:p text:style-name="P3">!! Une énumération se déclare en tant que membre d’une classe (ou en dehors d’une classe) et non pas dans dans une méthode.</text:p>
      <text:p text:style-name="P3"/>
      <text:p text:style-name="P8">Les opérateurs :</text:p>
      <text:p text:style-name="P10"/>
      <table:table table:name="Tableau3" table:style-name="Tableau3">
        <table:table-column table:style-name="Tableau3.A"/>
        <table:table-column table:style-name="Tableau3.B"/>
        <table:table-row>
          <table:table-cell table:style-name="Tableau3.A1" office:value-type="string">
            <text:p text:style-name="P25">Opérateur</text:p>
          </table:table-cell>
          <table:table-cell table:style-name="Tableau3.B1" office:value-type="string">
            <text:p text:style-name="P25">Définition</text:p>
          </table:table-cell>
        </table:table-row>
        <table:table-row>
          <table:table-cell table:style-name="Tableau3.A2" office:value-type="string">
            <text:p text:style-name="P25">&lt;</text:p>
          </table:table-cell>
          <table:table-cell table:style-name="Tableau3.B2" office:value-type="string">
            <text:p text:style-name="P25">Plus petit que</text:p>
          </table:table-cell>
        </table:table-row>
        <table:table-row>
          <table:table-cell table:style-name="Tableau3.A2" office:value-type="string">
            <text:p text:style-name="P25">&gt;</text:p>
          </table:table-cell>
          <table:table-cell table:style-name="Tableau3.B2" office:value-type="string">
            <text:p text:style-name="P25">Plus grand que</text:p>
          </table:table-cell>
        </table:table-row>
        <text:soft-page-break/>
        <table:table-row>
          <table:table-cell table:style-name="Tableau3.A2" office:value-type="string">
            <text:p text:style-name="P25">&lt;=</text:p>
          </table:table-cell>
          <table:table-cell table:style-name="Tableau3.B2" office:value-type="string">
            <text:p text:style-name="P25">Inférieur ou égal</text:p>
          </table:table-cell>
        </table:table-row>
        <table:table-row>
          <table:table-cell table:style-name="Tableau3.A2" office:value-type="string">
            <text:p text:style-name="P25">&gt;=</text:p>
          </table:table-cell>
          <table:table-cell table:style-name="Tableau3.B2" office:value-type="string">
            <text:p text:style-name="P25">Supérieur ou égal</text:p>
          </table:table-cell>
        </table:table-row>
        <table:table-row>
          <table:table-cell table:style-name="Tableau3.A2" office:value-type="string">
            <text:p text:style-name="P24">==</text:p>
          </table:table-cell>
          <table:table-cell table:style-name="Tableau3.B2" office:value-type="string">
            <text:p text:style-name="P25">Égal à </text:p>
          </table:table-cell>
        </table:table-row>
        <table:table-row>
          <table:table-cell table:style-name="Tableau3.A2" office:value-type="string">
            <text:p text:style-name="Table_20_Contents">!<text:span text:style-name="T6">=</text:span></text:p>
          </table:table-cell>
          <table:table-cell table:style-name="Tableau3.B2" office:value-type="string">
            <text:p text:style-name="P25">Différent de</text:p>
          </table:table-cell>
        </table:table-row>
      </table:table>
      <text:p text:style-name="P10"/>
      <text:p text:style-name="P11"/>
      <text:p text:style-name="P11"/>
      <text:p text:style-name="P9">Tests : </text:p>
      <text:p text:style-name="P12"/>
      <text:p text:style-name="P12">Pour créer des tests, aller sur la solution, faire Ajouter Projet.</text:p>
      <text:p text:style-name="P12">Choisir Test, sélectionner Projet de test unitaire (.NET Framework) et le nommer.</text:p>
      <text:p text:style-name="P12">Ensuite, aller sur la classe que l’on veut tester, clique droit sur la classe et Créer des tests unitaires.</text:p>
      <text:p text:style-name="P12">Dans Projet, sélectionner celui que l’on vient de créer.</text:p>
      <text:p text:style-name="P13"/>
      <text:p text:style-name="P27"/>
      <text:p text:style-name="P27"><text:s/><text:span text:style-name="T12">GESTIONNAIRE DE PAQUETS : NuGet</text:span></text:p>
      <text:p text:style-name="P27"/>
      <text:p text:style-name="P27">https://openclassrooms.com/fr/courses/2818931-programmez-en-oriente-objet-avec-c/2819156-utilisez-le-gestionnaire-de-package-nuget <text:s/></text:p>
      <text:p text:style-name="P27"/>
      <text:p text:style-name="P27">NuGet est un gestionnaire de package permettant de faciliter la gestion des références externes de notre projet ;</text:p>
      <text:p text:style-name="P27"/>
      <text:p text:style-name="P27">NuGet est utilisable également en mode console <text:s/></text:p>
      <text:p text:style-name="P27"/>
      <text:p text:style-name="P31">* package à utiliser : Newtonsoft.Json<text:span text:style-name="T13">l</text:span></text:p>
      <text:p text:style-name="P27"/>
      <text:p text:style-name="P30"><text:span text:style-name="T8">Librairie : </text:span><text:span text:style-name="T7"><text:s/></text:span></text:p>
      <text:p text:style-name="P28"><text:s/></text:p>
      <text:p text:style-name="P28"><text:s/><text:span text:style-name="T9">ressource : </text:span><text:s/><text:a xlink:type="simple" xlink:href="https://openclassrooms.com/fr/courses/2818931-programmez-en-oriente-objet-avec-c/2819146-creez-un-projet-bibliotheque-de-classes" text:style-name="Internet_20_link" text:visited-style-name="Visited_20_Internet_20_Link">https://openclassrooms.com/fr/courses/2818931-programmez-en-oriente-objet-avec-c/2819146-creez-un-projet-bibliotheque-de-classes</text:a></text:p>
      <text:p text:style-name="P28"/>
      <text:p text:style-name="P29"><text:span text:style-name="T9">I</text:span>ntérêt des library :</text:p>
      <text:p text:style-name="P27"/>
      <text:p text:style-name="P27"><text:s text:c="2"/>- Réutilisabilité</text:p>
      <text:p text:style-name="P27">Nous pouvons y mettre tout le code C# que nous voulons, notamment des classes qui auront un intérêt à être utilisées à plusieurs endroits ou partagées par plusieurs applications. <text:s/></text:p>
      <text:p text:style-name="P27"/>
      <text:p text:style-name="P27"><text:s/>- Architecture</text:p>
      <text:p text:style-name="P27">architecturer son application de manière à faciliter sa mise en place, sa maintenabilité et l’évolutivité du code.</text:p>
      <text:p text:style-name="P27"/>
      <text:p text:style-name="P27"/>
      <text:p text:style-name="P27">Créer un projet dans "solution"</text:p>
      <text:p text:style-name="P27">---&gt; clic droit sur notre solution et faire Ajouter &gt; Nouveau Projet <text:s/></text:p>
      <text:p text:style-name="P27">---&gt; choisir le type de library <text:s/></text:p>
      <text:p text:style-name="P27">---&gt; la nommer <text:s/></text:p>
      <text:p text:style-name="P27"/>
      <text:p text:style-name="P27"><text:span text:style-name="T10">*nb :</text:span> après création du projet library : lancer "générer la solution" pour afficher les fichiers .dll et .pdb</text:p>
      <text:p text:style-name="P27"><text:soft-page-break/></text:p>
      <text:p text:style-name="P27">*Générer et utiliser de la library clas<text:span text:style-name="T13">s</text:span> </text:p>
      <text:p text:style-name="P27">----&gt; clic droit sur les références du projet et sélectionnons « Ajouter une référence » <text:s/></text:p>
      <text:p text:style-name="P27">----&gt; projet &gt; solution &gt;selectionner la library &gt; ok</text:p>
      <text:p text:style-name="P27"/>
      <text:p text:style-name="P27"><text:span text:style-name="T10">* </text:span><text:span text:style-name="T11">E</text:span><text:span text:style-name="T10">xemple appel de la library :</text:span></text:p>
      <text:p text:style-name="P27"/>
      <text:p text:style-name="P27"><text:s text:c="8"/>MaBibliotheque.Bonjour bonjour = new MaBibliotheque.Bonjour(); <text:s/>//objet.class nom = new objet.class()</text:p>
      <text:p text:style-name="P31"><text:s text:c="8"/>bonjour.DireBonjour(); //nom.methodedansclassBonjour()</text:p>
      <text:p text:style-name="P31"/>
      <text:p text:style-name="P31"><text:span text:style-name="T12">Créer un Json : </text:span><text:line-break/><text:line-break/>----&gt; ajouter nouvel élément &gt; fichier de ressources &gt; renommer &gt; ajouter<text:line-break/>----&gt; ouvrir le fichier .resx<text:line-break/>----&gt; ajouter un nom et les valeurs en json brut</text:p>
      <text:p text:style-name="P12"/>
      <text:p text:style-name="P34">WPF : </text:p>
      <text:p text:style-name="P14">Windows Presentation Foundation est la spécification graphique de Microsoft .Net. Il intègre le langage descriptif XAML <text:s/>qui permet de l'utiliser d'une manière proche d'une page HTML pour les développeurs. Son but est de rendre plus facile la création d'application avec une belle interface graphique.</text:p>
      <text:p text:style-name="P14"/>
      <text:p text:style-name="P14">=&gt; Framework GUI : Graphical User Interface (interface graphique pour l’utilisateur). Ce framework permet de créer une application avec une grande quantité d’éléments comme du texte, des champs…</text:p>
      <text:p text:style-name="P14"/>
      <text:p text:style-name="P15">=&gt; XAML<text:line-break/><text:line-break/>Extensible Application Markup Language, c'est une variante d'XML pour décrire une IHM (Interface Homme Machine)</text:p>
      <text:p text:style-name="P15"/>
      <text:p text:style-name="P5">Créer un projet WPF : </text:p>
      <text:p text:style-name="P16">- Dans Fichier, créer un nouveau projet</text:p>
      <text:p text:style-name="P16">- Dans Visual C#, Windows Desktop, sélectionner Application WPF</text:p>
      <text:p text:style-name="P16">- Le nommer</text:p>
      <text:p text:style-name="P16"/>
      <text:p text:style-name="P33">On crée des dossiers Model, View, ViewModel.</text:p>
      <text:p text:style-name="P33">Dans Model et ViewModel, on ajoute une classe, ex TransportModel et TransportViewModel.</text:p>
      <text:p text:style-name="P33">Dans View, on ajoute un élément, Contrôle Utilisateur(WPF) et on le nomme TransportView.</text:p>
      <text:p text:style-name="P33"/>
      <text:p text:style-name="P33">Maintenant, on ne veut plus lancer l’autre projet mais celui en WPF.</text:p>
      <text:p text:style-name="P33">Clique-droit sur TransportWPF, Définir comme projet de démarrage (il passe en gras).</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50:24.481000000</meta:creation-date>
    <dc:date>2018-08-29T17:12:46.067000000</dc:date>
    <meta:editing-duration>PT8H54M6S</meta:editing-duration>
    <meta:editing-cycles>10</meta:editing-cycles>
    <meta:generator>LibreOffice/5.4.1.2$Windows_X86_64 LibreOffice_project/ea7cb86e6eeb2bf3a5af73a8f7777ac570321527</meta:generator>
    <meta:document-statistic meta:table-count="3" meta:image-count="0" meta:object-count="0" meta:page-count="4" meta:paragraph-count="144" meta:word-count="939" meta:character-count="6051" meta:non-whitespace-character-count="5202"/>
  </office:meta>
</office:document-meta>
</file>